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medium.com/geekculture/tutorial-how-to-extend-aws-ebs-volumes-with-no-downtime-ec7d9e82426e" text:style-name="Internet_20_link" text:visited-style-name="Visited_20_Internet_20_Link">https://medium.com/geekculture/tutorial-how-to-extend-aws-ebs-volumes-with-no-downtime-ec7d9e82426e</text:a></text:p>
      <text:p text:style-name="Standard"/>
      <text:p text:style-name="Standard"><text:a xlink:type="simple" xlink:href="https://www.sumologic.com/blog/cdn-aws-cloudfront/" text:style-name="Internet_20_link" text:visited-style-name="Visited_20_Internet_20_Link">https://www.sumologic.com/blog/cdn-aws-cloudfront/</text:a></text:p>
      <text:p text:style-name="Standard"/>
      <text:p text:style-name="Standard"><text:a xlink:type="simple" xlink:href="https://docs.amazonaws.cn/en_us/Route53/latest/DeveloperGuide/getting-started-cloudfront-overview.html" text:style-name="Internet_20_link" text:visited-style-name="Visited_20_Internet_20_Link">https://docs.amazonaws.cn/en_us/Route53/latest/DeveloperGuide/getting-started-cloudfront-overview.html</text:a></text:p>
      <text:p text:style-name="Standard"/>
      <text:p text:style-name="Standard"><text:a xlink:type="simple" xlink:href="https://www.google.com/search?q=how+to+check+cloudfront+is+enable+in+website&amp;ei=Xja9Y5X5Iuze4-EPyeKL4As&amp;ved=0ahUKEwiVoPK23rz8AhVs7zgGHUnxArwQ4dUDCA8&amp;uact=5&amp;oq=how+to+check+cloudfront+is+enable+in+website&amp;gs_lcp=Cgxnd3Mtd2l6LXNlcnAQAzIFCAAQogQyBQgAEKIEMgUIABCiBDIFCAAQogQ6CggAEEcQ1gQQsANKBAhBGABKBQhAEgExSgQIRhgAUNIHWIULYJwNaAFwAXgAgAG0AYgBwgKSAQMwLjKYAQCgAQHIAQjAAQE&amp;sclient=gws-wiz-serp" text:style-name="Internet_20_link" text:visited-style-name="Visited_20_Internet_20_Link">https://www.google.com/search?q=how+to+check+cloudfront+is+enable+in+website&amp;ei=Xja9Y5X5Iuze4-EPyeKL4As&amp;ved=0ahUKEwiVoPK23rz8AhVs7zgGHUnxArwQ4dUDCA8&amp;uact=5&amp;oq=how+to+check+cloudfront+is+enable+in+website&amp;gs_lcp=Cgxnd3Mtd2l6LXNlcnAQAzIFCAAQogQyBQgAEKIEMgUIABCiBDIFCAAQogQ6CggAEEcQ1gQQsANKBAhBGABKBQhAEgExSgQIRhgAUNIHWIULYJwNaAFwAXgAgAG0AYgBwgKSAQMwLjKYAQCgAQHIAQjAAQE&amp;sclient=gws-wiz-serp</text:a></text:p>
      <text:p text:style-name="Standard"/>
      <text:p text:style-name="Standard"/>
      <text:p text:style-name="Standard"/>
      <text:p text:style-name="Standard"><text:a xlink:type="simple" xlink:href="https://bloggingmetrics.com/setup-amazon-cloudfront-with-wordpress/" text:style-name="Internet_20_link" text:visited-style-name="Visited_20_Internet_20_Link">https://bloggingmetrics.com/setup-amazon-cloudfront-with-wordpress/</text:a></text:p>
      <text:p text:style-name="Standard"/>
      <text:p text:style-name="Standard"/>
      <text:p text:style-name="Standard"><text:a xlink:type="simple" xlink:href="https://medium.com/@usamayousuf_62526/getting-started-with-aws-ses-4372f45da6e6" text:style-name="Internet_20_link" text:visited-style-name="Visited_20_Internet_20_Link">https://medium.com/@usamayousuf_62526/getting-started-with-aws-ses-4372f45da6e6</text:a></text:p>
      <text:p text:style-name="Standard"/>
      <text:p text:style-name="Standard"><text:a xlink:type="simple" xlink:href="https://www.strongdm.com/blog/bastion-hosts-with-audit-logging-part-one" text:style-name="Internet_20_link" text:visited-style-name="Visited_20_Internet_20_Link">https://www.strongdm.com/blog/bastion-hosts-with-audit-logging-part-one</text:a></text:p>
      <text:p text:style-name="Standard"/>
      <text:p text:style-name="Standard"/>
      <text:p text:style-name="Standard"><text:a xlink:type="simple" xlink:href="https://aws.amazon.com/cloudfront/features/?whats-new-cloudfront.sort-by=item.additionalFields.postDateTime&amp;whats-new-cloudfront.sort-order=desc" text:style-name="Internet_20_link" text:visited-style-name="Visited_20_Internet_20_Link">https://aws.amazon.com/cloudfront/features/?whats-new-cloudfront.sort-by=item.additionalFields.postDateTime&amp;whats-new-cloudfront.sort-order=desc</text:a></text:p>
      <text:p text:style-name="Standard"/>
      <text:p text:style-name="Standard"/>
      <text:p text:style-name="Standard"/>
      <text:p text:style-name="Standard"><text:a xlink:type="simple" xlink:href="https://www.lastweekinaws.com/blog/what-is-an-edge-location-in-aws-a-simple-explanation/" text:style-name="Internet_20_link" text:visited-style-name="Visited_20_Internet_20_Link">https://www.lastweekinaws.com/blog/what-is-an-edge-location-in-aws-a-simple-explanation/</text:a></text:p>
      <text:p text:style-name="Standard"/>
      <text:p text:style-name="Standard"><text:a xlink:type="simple" xlink:href="https://docs.aws.amazon.com/AmazonS3/latest/userguide/WebsiteAccessPermissionsReqd.html" text:style-name="Internet_20_link" text:visited-style-name="Visited_20_Internet_20_Link">https://docs.aws.amazon.com/AmazonS3/latest/userguide/WebsiteAccessPermissionsReqd.html</text:a></text:p>
      <text:p text:style-name="Standard"/>
      <text:p text:style-name="Standard"><text:a xlink:type="simple" xlink:href="https://metamark.medium.com/5-unique-passive-income-ideas-how-i-make-4-580-month-4a344d6b39d4" text:style-name="Internet_20_link" text:visited-style-name="Visited_20_Internet_20_Link">https://metamark.medium.com/5-unique-passive-income-ideas-how-i-make-4-580-month-4a344d6b39d4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1T09:39:15.017193279</meta:creation-date>
    <dc:date>2023-01-11T10:16:29.516148889</dc:date>
    <meta:editing-duration>PT27M6S</meta:editing-duration>
    <meta:editing-cycles>1</meta:editing-cycles>
    <meta:document-statistic meta:table-count="0" meta:image-count="0" meta:object-count="0" meta:page-count="1" meta:paragraph-count="11" meta:word-count="11" meta:character-count="1267" meta:non-whitespace-character-count="1267"/>
    <meta:generator>LibreOffice/6.4.7.2$Linux_X86_64 LibreOffice_project/40$Build-2</meta:generator>
  </office:meta>
</office:document-meta>
</file>